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080000000834927861995577CA.png" manifest:media-type="image/png"/>
  <manifest:file-entry manifest:full-path="Pictures/1000000000000008000000081CA6A31D8366308B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465a4" draw:marker-start-width="0.508cm" draw:marker-end-width="0.508cm" draw:fill="bitmap" draw:fill-color="#ffffff" draw:fill-image-name="Downward_20_Diagonal" style:repeat="repeat" draw:textarea-horizontal-align="justify" draw:textarea-vertical-align="middle" draw:auto-grow-height="false" fo:min-height="4.601cm" fo:min-width="13.495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3465a4" draw:marker-start-width="0.356cm" draw:marker-end-width="0.356cm" draw:fill="bitmap" draw:fill-color="#ffffff" draw:fill-image-name="Upward_20_Diagonal" style:repeat="repeat" draw:textarea-horizontal-align="justify" draw:textarea-vertical-align="middle" draw:auto-grow-height="false" fo:min-height="0.385cm" fo:min-width="13.216cm" fo:padding-top="0.176cm" fo:padding-bottom="0.176cm" fo:padding-left="0.301cm" fo:padding-right="0.301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.004cm" fo:min-width="13.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6" style:family="graphic" style:parent-style-name="standard">
      <style:graphic-properties draw:stroke="none" svg:stroke-color="#000000" draw:fill="none" draw:fill-color="#ffffff" fo:min-height="0.772cm"/>
    </style:style>
    <style:style style:name="gr7" style:family="graphic" style:parent-style-name="standard">
      <style:graphic-properties draw:stroke="none" svg:stroke-color="#000000" draw:fill="none" draw:fill-color="#ffffff" fo:min-height="0.691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004cm" fo:min-width="6.993cm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0.004cm" fo:min-width="8.39cm"/>
    </style:style>
    <style:style style:name="gr10" style:family="graphic" style:parent-style-name="standard">
      <style:graphic-properties svg:stroke-width="0.102cm" svg:stroke-color="#3465a4" draw:marker-start-width="0.356cm" draw:marker-end-width="0.356cm" draw:fill="bitmap" draw:fill-color="#ffffff" draw:fill-image-name="Upward_20_Diagonal" style:repeat="repeat" draw:textarea-horizontal-align="justify" draw:textarea-vertical-align="middle" draw:auto-grow-height="false" fo:min-height="0.537cm" fo:min-width="8.288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3465a4" draw:marker-start-width="0.508cm" draw:marker-end-width="0.508cm" draw:fill="bitmap" draw:fill-color="#ffffff" draw:fill-image-name="Downward_20_Diagonal" style:repeat="repeat" draw:textarea-horizontal-align="justify" draw:textarea-vertical-align="middle" draw:auto-grow-height="false" fo:min-height="4.601cm" fo:min-width="11.844cm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666666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3465a4" draw:marker-start="Arrow" draw:marker-start-width="0.457cm" draw:marker-end="Arrow" draw:marker-end-width="0.457cm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fo:min-height="1.401cm"/>
    </style:style>
    <style:style style:name="gr15" style:family="graphic" style:parent-style-name="standard">
      <style:graphic-properties draw:fill="solid" draw:fill-color="#666666" draw:textarea-horizontal-align="justify" draw:textarea-vertical-align="middle" draw:auto-grow-height="false" fo:min-height="0.021cm" fo:min-width="0cm"/>
    </style:style>
    <style:style style:name="gr16" style:family="graphic" style:parent-style-name="objectwithoutfill">
      <style:graphic-properties svg:stroke-width="0.102cm" svg:stroke-color="#666666" draw:marker-start="Arrow" draw:marker-start-width="0.356cm" draw:marker-end-width="0.356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bitmap" draw:fill-color="#ffffff" draw:fill-image-name="Downward_20_Diagonal" style:repeat="repeat"/>
      <style:paragraph-properties fo:text-align="center"/>
    </style:style>
    <style:style style:name="P2" style:family="paragraph">
      <loext:graphic-properties draw:fill="bitmap" draw:fill-color="#ffffff" draw:fill-image-name="Upward_20_Diagonal" style:repeat="repeat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style:text-properties fo:color="#808080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text-properties fo:color="#808080" style:font-name="Arial" fo:font-size="54pt" fo:font-weight="bold" style:font-size-asian="54pt" style:font-weight-asian="bold" style:font-size-complex="54pt" style:font-weight-complex="bold"/>
    </style:style>
    <style:style style:name="P6" style:family="paragraph">
      <style:text-properties fo:color="#2a6099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color="#2a6099" style:font-name="Arial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color="#ff0000" style:font-name="Arial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9" style:family="paragraph">
      <loext:graphic-properties draw:fill="none" draw:fill-color="#ffffff"/>
      <style:text-properties fo:color="#ff0000" style:font-name="Arial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0" style:family="paragraph">
      <style:text-properties fo:color="#ff0000" style:font-name="Arial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1" style:family="paragraph">
      <loext:graphic-properties draw:fill="none" draw:fill-color="#ffffff"/>
      <style:text-properties fo:color="#ff0000" style:font-name="Arial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text-properties fo:color="#3465a4" style:font-name="Arial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fo:color="#3465a4" style:font-name="Arial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666666"/>
      <style:paragraph-properties fo:text-align="center"/>
    </style:style>
    <style:style style:name="T1" style:family="text">
      <style:text-properties fo:color="#808080" style:font-name="Arial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2a6099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0000" style:font-name="Arial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color="#ff0000" style:font-name="Arial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3465a4" style:font-name="Arial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4.953cm" svg:x="7.277cm" svg:y="3.7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0.889cm" svg:x="7.3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97cm" svg:height="0.254cm" svg:x="7.3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97cm" svg:height="0.254cm" svg:x="7.35cm" svg:y="10.14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794cm" svg:height="2.376cm" svg:x="11.668cm" svg:y="4.974cm">
          <draw:text-box>
            <text:p text:style-name="P4"><text:span text:style-name="T1">HCAL</text:span></text:p>
          </draw:text-box>
        </draw:frame>
        <draw:frame draw:style-name="gr5" draw:text-style-name="P7" draw:layer="layout" svg:width="3.089cm" svg:height="2.139cm" svg:x="13.278cm" svg:y="9.001cm">
          <draw:text-box>
            <text:p text:style-name="P6"><text:span text:style-name="T2">ECAL</text:span></text:p>
          </draw:text-box>
        </draw:frame>
        <draw:frame draw:style-name="gr6" draw:text-style-name="P9" draw:layer="layout" svg:width="3.429cm" svg:height="1.276cm" svg:x="8.874cm" svg:y="7.471cm">
          <draw:text-box>
            <text:p text:style-name="P8"><text:span text:style-name="T3">TL2</text:span></text:p>
          </draw:text-box>
        </draw:frame>
        <draw:frame draw:style-name="gr7" draw:text-style-name="P11" draw:layer="layout" svg:width="3.429cm" svg:height="1.195cm" svg:x="9.128cm" svg:y="10.525cm">
          <draw:text-box>
            <text:p text:style-name="P10"><text:span text:style-name="T4">TL1</text:span></text:p>
          </draw:text-box>
        </draw:frame>
        <draw:custom-shape draw:style-name="gr8" draw:text-style-name="P3" draw:layer="layout" svg:width="7.493cm" svg:height="0.254cm" draw:transform="rotate (-1.5706217938697) translate (7.35cm 8.74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89cm" svg:height="0.254cm" draw:transform="rotate (-1.5706217938697) translate (6.207cm 7.3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89cm" svg:height="0.889cm" draw:transform="rotate (-1.5707963267949) translate (7.096cm 7.3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2.446cm" svg:height="4.953cm" draw:transform="rotate (-1.5707963267949) translate (5.826cm 3.794cm)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4.335cm" svg:y1="16.113cm" svg:x2="18.907cm" svg:y2="7.858cm">
          <text:p/>
        </draw:line>
        <draw:line draw:style-name="gr13" draw:text-style-name="P13" draw:layer="layout" svg:x1="21.701cm" svg:y1="16.24cm" svg:x2="21.701cm" svg:y2="10.271cm">
          <text:p/>
        </draw:line>
        <draw:line draw:style-name="gr13" draw:text-style-name="P13" draw:layer="layout" svg:x1="21.701cm" svg:y1="10.398cm" svg:x2="21.701cm" svg:y2="8.747cm">
          <text:p/>
        </draw:line>
        <draw:frame draw:style-name="gr14" draw:text-style-name="P15" draw:layer="layout" svg:width="1.651cm" svg:height="1.651cm" svg:x="22.082cm" svg:y="12.684cm">
          <draw:text-box>
            <text:p text:style-name="P14"><text:span text:style-name="T5">L1</text:span></text:p>
          </draw:text-box>
        </draw:frame>
        <draw:frame draw:style-name="gr14" draw:text-style-name="P15" draw:layer="layout" svg:width="1.651cm" svg:height="1.651cm" svg:x="22.082cm" svg:y="9.001cm">
          <draw:text-box>
            <text:p text:style-name="P14"><text:span text:style-name="T5">L2</text:span></text:p>
          </draw:text-box>
        </draw:frame>
        <draw:custom-shape draw:style-name="gr15" draw:text-style-name="P16" draw:layer="layout" svg:width="0.381cm" svg:height="0.381cm" svg:x="14.081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15.732cm" svg:y1="14.97cm" svg:x2="14.335cm" svg:y2="16.367cm">
          <text:p/>
        </draw:line>
        <draw:line draw:style-name="gr16" draw:text-style-name="P12" draw:layer="layout" svg:x1="14.716cm" svg:y1="14.081cm" svg:x2="14.335cm" svg:y2="16.24cm">
          <text:p/>
        </draw:line>
        <draw:line draw:style-name="gr16" draw:text-style-name="P12" draw:layer="layout" svg:x1="17.129cm" svg:y1="14.97cm" svg:x2="14.31cm" svg:y2="16.393cm">
          <text:p/>
        </draw:line>
        <draw:line draw:style-name="gr16" draw:text-style-name="P12" draw:layer="layout" svg:x1="13.827cm" svg:y1="13.827cm" svg:x2="14.208cm" svg:y2="16.3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Downward_20_Diagonal" draw:display-name="Downward Diagonal" xlink:href="Pictures/1000000000000008000000081CA6A31D8366308B.png" xlink:type="simple" xlink:show="embed" xlink:actuate="onLoad"/>
    <draw:fill-image draw:name="Upward_20_Diagonal" draw:display-name="Upward Diagonal" xlink:href="Pictures/10000000000000080000000834927861995577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1-26T15:13:02.003971131</meta:creation-date>
    <dc:date>2019-11-26T15:34:47.480587268</dc:date>
    <meta:editing-duration>PT21M43S</meta:editing-duration>
    <meta:editing-cycles>5</meta:editing-cycles>
    <meta:generator>LibreOffice/6.3.2.2$Linux_X86_64 LibreOffice_project/98b30e735bda24bc04ab42594c85f7fd8be07b9c</meta:generator>
    <meta:document-statistic meta:object-count="22"/>
  </office:meta>
</office:document-meta>
</file>